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56cm" svg:height="0.889cm" svg:x="8.366cm" svg:y="1.635cm">
          <text:p text:style-name="P1">collide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2" draw:id="id2" draw:layer="layout" svg:width="3.937cm" svg:height="1.651cm" svg:x="8.239cm" svg:y="3.413cm">
          <text:p text:style-name="P1">With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0.144cm" svg:y1="2.524cm" svg:x2="10.208cm" svg:y2="3.413cm" draw:start-shape="id1" draw:start-glue-point="6" draw:end-shape="id2" draw:end-glue-point="4" svg:d="m10144 2524v444h64v445" svg:viewBox="0 0 65 890">
          <text:p/>
        </draw:connector>
        <draw:custom-shape draw:style-name="gr1" draw:text-style-name="P1" xml:id="id3" draw:id="id3" draw:layer="layout" svg:width="3.81cm" svg:height="1.524cm" svg:x="3.413cm" svg:y="5.953cm">
          <text:p text:style-name="P1">Calculate </text:p>
          <text:p text:style-name="P1">New dir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81cm" svg:height="2.159cm" svg:x="8.366cm" svg:y="9.001cm">
          <text:p text:style-name="P1">Move to</text:p>
          <text:p text:style-name="P1">Pre-collision</text:p>
          <text:p text:style-name="P1">coordinat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8.239cm" svg:y1="4.239cm" svg:x2="5.318cm" svg:y2="5.953cm" draw:start-shape="id2" draw:start-glue-point="5" draw:end-shape="id3" draw:end-glue-point="4" svg:d="m8239 4239h-2921v1714" svg:viewBox="0 0 2922 1715">
          <text:p/>
        </draw:connector>
        <draw:frame draw:style-name="gr3" draw:layer="layout" svg:width="2.335cm" svg:height="0.962cm" svg:x="4.253cm" svg:y="3.286cm">
          <draw:text-box>
            <text:p>Striker</text:p>
          </draw:text-box>
        </draw:frame>
        <draw:connector draw:style-name="gr2" draw:text-style-name="P1" draw:layer="layout" svg:x1="5.318cm" svg:y1="7.477cm" svg:x2="8.366cm" svg:y2="10.081cm" draw:start-shape="id3" draw:start-glue-point="6" draw:end-shape="id4" draw:end-glue-point="5" svg:d="m5318 7477v2604h3048" svg:viewBox="0 0 3049 2605">
          <text:p/>
        </draw:connector>
        <draw:custom-shape draw:style-name="gr1" draw:text-style-name="P1" xml:id="id5" draw:id="id5" draw:layer="layout" svg:width="3.81cm" svg:height="1.778cm" svg:x="8.366cm" svg:y="12.049cm">
          <text:p text:style-name="P1">update using</text:p>
          <text:p text:style-name="P1">New direct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271cm" svg:y1="11.16cm" svg:x2="10.271cm" svg:y2="12.049cm" draw:start-shape="id4" draw:start-glue-point="6" draw:end-shape="id5" draw:end-glue-point="0" svg:d="m10271 11160v889" svg:viewBox="0 0 1 890">
          <text:p/>
        </draw:connector>
        <draw:custom-shape draw:style-name="gr1" draw:text-style-name="P1" xml:id="id6" draw:id="id6" draw:layer="layout" svg:width="3.556cm" svg:height="1.778cm" svg:x="14.081cm" svg:y="5.953cm">
          <text:p text:style-name="P1">Determine</text:p>
          <text:p text:style-name="P1">dir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2.176cm" svg:y1="4.239cm" svg:x2="15.859cm" svg:y2="5.953cm" draw:start-shape="id2" draw:start-glue-point="7" draw:end-shape="id6" draw:end-glue-point="4" svg:d="m12176 4239h3683v1714" svg:viewBox="0 0 3684 1715">
          <text:p/>
        </draw:connector>
        <draw:frame draw:style-name="gr3" draw:layer="layout" svg:width="1.912cm" svg:height="0.962cm" svg:x="14.836cm" svg:y="3.086cm">
          <draw:text-box>
            <text:p>Brick</text:p>
          </draw:text-box>
        </draw:frame>
        <draw:custom-shape draw:style-name="gr1" draw:text-style-name="P1" xml:id="id7" draw:id="id7" draw:layer="layout" svg:width="3.81cm" svg:height="2.032cm" svg:x="8.366cm" svg:y="6.08cm">
          <text:p text:style-name="P1">Calculate</text:p>
          <text:p text:style-name="P1">Reflection</text:p>
          <text:p text:style-name="P1">ang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208cm" svg:y1="5.064cm" svg:x2="10.271cm" svg:y2="6.08cm" draw:start-shape="id2" draw:start-glue-point="6" draw:end-shape="id7" draw:end-glue-point="4" svg:d="m10208 5064v508h63v508" svg:viewBox="0 0 64 1017">
          <text:p/>
        </draw:connector>
        <draw:frame draw:style-name="gr3" draw:layer="layout" svg:width="2.403cm" svg:height="0.962cm" svg:x="10.525cm" svg:y="4.937cm">
          <draw:text-box>
            <text:p>Border</text:p>
          </draw:text-box>
        </draw:frame>
        <draw:connector draw:style-name="gr2" draw:text-style-name="P1" draw:layer="layout" svg:x1="10.271cm" svg:y1="8.112cm" svg:x2="10.271cm" svg:y2="9.001cm" draw:start-shape="id7" draw:start-glue-point="6" draw:end-shape="id4" draw:end-glue-point="4" svg:d="m10271 8112v889" svg:viewBox="0 0 1 890">
          <text:p/>
        </draw:connector>
        <draw:custom-shape draw:style-name="gr1" draw:text-style-name="P1" xml:id="id14" draw:id="id14" draw:layer="layout" svg:width="3.175cm" svg:height="1.143cm" svg:x="8.747cm" svg:y="16.494cm">
          <text:p text:style-name="P1">retur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11" draw:id="id11" draw:layer="layout" svg:width="3.683cm" svg:height="2.159cm" svg:x="14.081cm" svg:y="16.367cm">
          <text:p text:style-name="P1">Call brick</text:p>
          <text:p text:style-name="P1">collided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" draw:text-style-name="P1" xml:id="id12" draw:id="id12" draw:layer="layout" svg:width="2.921cm" svg:height="1.524cm" svg:x="14.462cm" svg:y="19.034cm">
          <text:p text:style-name="P1">Update</text:p>
          <text:p text:style-name="P1">scor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layer="layout" svg:width="4.13cm" svg:height="3.806cm" svg:x="17.637cm" svg:y="15.986cm">
          <draw:text-box>
            <text:p>This updates</text:p>
            <text:p>The bricks</text:p>
            <text:p>Hitpoints</text:p>
            <text:p>And renders</text:p>
            <text:p>The brick</text:p>
          </draw:text-box>
        </draw:frame>
        <draw:custom-shape draw:style-name="gr1" draw:text-style-name="P1" xml:id="id8" draw:id="id8" draw:layer="layout" svg:width="3.81cm" svg:height="2.032cm" svg:x="13.954cm" svg:y="8.239cm">
          <text:p text:style-name="P1">Calculate</text:p>
          <text:p text:style-name="P1">Reflection</text:p>
          <text:p text:style-name="P1">ang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3.81cm" svg:height="2.159cm" svg:x="13.954cm" svg:y="10.906cm">
          <text:p text:style-name="P1">Move to</text:p>
          <text:p text:style-name="P1">Pre-collision</text:p>
          <text:p text:style-name="P1">coordinat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81cm" svg:height="1.778cm" svg:x="14.081cm" svg:y="13.954cm">
          <text:p text:style-name="P1">update using</text:p>
          <text:p text:style-name="P1">New direct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859cm" svg:y1="7.731cm" svg:x2="15.859cm" svg:y2="8.239cm" draw:start-shape="id6" draw:start-glue-point="6" draw:end-shape="id8" draw:end-glue-point="4" svg:d="m15859 7731v508" svg:viewBox="0 0 1 509">
          <text:p/>
        </draw:connector>
        <draw:connector draw:style-name="gr2" draw:text-style-name="P1" draw:layer="layout" svg:x1="15.859cm" svg:y1="10.271cm" svg:x2="15.859cm" svg:y2="10.906cm" draw:start-shape="id8" draw:start-glue-point="6" draw:end-shape="id9" draw:end-glue-point="4" svg:d="m15859 10271v635" svg:viewBox="0 0 1 636">
          <text:p/>
        </draw:connector>
        <draw:connector draw:style-name="gr2" draw:text-style-name="P1" draw:layer="layout" svg:x1="15.859cm" svg:y1="13.065cm" svg:x2="15.986cm" svg:y2="13.954cm" draw:start-shape="id9" draw:start-glue-point="6" draw:end-shape="id10" draw:end-glue-point="0" svg:d="m15859 13065v445h127v444" svg:viewBox="0 0 128 890">
          <text:p/>
        </draw:connector>
        <draw:connector draw:style-name="gr2" draw:text-style-name="P1" draw:layer="layout" svg:x1="15.986cm" svg:y1="15.732cm" svg:x2="15.922cm" svg:y2="16.367cm" draw:start-shape="id10" draw:start-glue-point="2" draw:end-shape="id11" draw:end-glue-point="4" svg:d="m15986 15732v317h-64v318" svg:viewBox="0 0 65 636">
          <text:p/>
        </draw:connector>
        <draw:connector draw:style-name="gr2" draw:text-style-name="P1" draw:layer="layout" svg:x1="15.922cm" svg:y1="18.526cm" svg:x2="15.923cm" svg:y2="19.034cm" draw:start-shape="id11" draw:start-glue-point="8" draw:end-shape="id12" draw:end-glue-point="4" svg:d="m15922 18526v254h1v254" svg:viewBox="0 0 2 509">
          <text:p/>
        </draw:connector>
        <draw:custom-shape draw:style-name="gr1" draw:text-style-name="P1" xml:id="id13" draw:id="id13" draw:layer="layout" svg:width="4.191cm" svg:height="1.016cm" svg:x="13.827cm" svg:y="21.32cm">
          <text:p text:style-name="P1">Play sou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923cm" svg:y1="20.558cm" svg:x2="15.923cm" svg:y2="21.32cm" draw:start-shape="id12" draw:start-glue-point="6" draw:end-shape="id13" draw:end-glue-point="4" svg:d="m15923 20558v762" svg:viewBox="0 0 1 763">
          <text:p/>
        </draw:connector>
        <draw:connector draw:style-name="gr2" draw:text-style-name="P1" draw:layer="layout" svg:x1="13.827cm" svg:y1="21.828cm" svg:x2="11.922cm" svg:y2="17.066cm" draw:start-shape="id13" draw:start-glue-point="5" draw:end-shape="id14" draw:end-glue-point="7" svg:d="m13827 21828h-953v-4762h-952" svg:viewBox="0 0 1906 4763">
          <text:p/>
        </draw:connector>
        <draw:custom-shape draw:style-name="gr1" draw:text-style-name="P1" xml:id="id15" draw:id="id15" draw:layer="layout" svg:width="4.064cm" svg:height="0.889cm" svg:x="8.239cm" svg:y="14.716cm">
          <text:p text:style-name="P1">Play sou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271cm" svg:y1="13.827cm" svg:x2="10.271cm" svg:y2="14.716cm" draw:start-shape="id5" draw:start-glue-point="2" draw:end-shape="id15" draw:end-glue-point="4" svg:d="m10271 13827v889" svg:viewBox="0 0 1 890">
          <text:p/>
        </draw:connector>
        <draw:connector draw:style-name="gr2" draw:text-style-name="P1" draw:layer="layout" svg:x1="10.271cm" svg:y1="15.605cm" svg:x2="10.335cm" svg:y2="16.494cm" draw:start-shape="id15" draw:start-glue-point="6" draw:end-shape="id14" draw:end-glue-point="4" svg:d="m10271 15605v444h64v445" svg:viewBox="0 0 65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ans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8T04:11:03</meta:creation-date>
    <dc:date>2013-06-28T04:44:41</dc:date>
    <meta:editing-duration>PT23M24S</meta:editing-duration>
    <meta:editing-cycles>3</meta:editing-cycles>
    <meta:generator>LibreOffice/4.0.4.2$Linux_X86_64 LibreOffice_project/400m0$Build-2</meta:generator>
    <meta:document-statistic meta:object-count="35"/>
  </office:meta>
</office:document-meta>
</file>